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SessionBean.getResponseData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updateRequestResponseData( RequestData request , ResponseData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SessionBean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addRequestResponseData( RequestData request , ResponseData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SessionBean.RecordSessionBean( String se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Session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ordSessionBean.getRespon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get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getRequ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getRequestData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SessionBean.setError(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